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isode 2 : </text:p>
      <text:p text:style-name="P1">------------------------------</text:p>
      <text:p text:style-name="P1"/>
      <text:p text:style-name="P1">#Graine d'aventure</text:p>
      <text:p text:style-name="P1">"Une Araignée en liberté veut rentrer dans son foyer."</text:p>
      <text:p text:style-name="P1"/>
      <text:p text:style-name="P1">#Plot Hook </text:p>
      <text:p text:style-name="P1">L'Archimage OSHRAN (Familier NABABUBON) leur confie nonchalamant la mission de récuperer du poison d'araignée dans une fiole. </text:p>
      <text:p text:style-name="P1">L'une d'elle a été trouvée dans les montagnes prets de la region de Pydemian.</text:p>
      <text:p text:style-name="P1">On cherche des aventuriers parlant le Nain et le Gobelin en raison de leur présence dans la région.</text:p>
      <text:p text:style-name="P1"/>
      <text:p text:style-name="P1">#Review char motivations.</text:p>
      <text:p text:style-name="P1">&gt; Se faire bien voir de l'Archimage?</text:p>
      <text:p text:style-name="P1">&gt; Revoir de la famille?</text:p>
      <text:p text:style-name="P1"/>
      <text:p text:style-name="P1">#Ce que font les vilains</text:p>
      <text:p text:style-name="P1">L'Araignée:</text:p>
      <text:p text:style-name="P1"><text:tab/>&gt; L'Araignée dévaste la région pour assurer sa progeniture.</text:p>
      <text:p text:style-name="P1"><text:tab/>&gt; Elle tente de revenir dans son domaine.</text:p>
      <text:p text:style-name="P1">La Gardienne:</text:p>
      <text:p text:style-name="P1"><text:tab/>&gt; Elle garde la porte.</text:p>
      <text:p text:style-name="P1"><text:tab/></text:p>
      <text:p text:style-name="P1">#Ce que font les NPC </text:p>
      <text:p text:style-name="P1">L'Archimage leur demande de récuperer du Venin d'araignée.</text:p>
      <text:p text:style-name="P1">Il est lui-même présent dans une bibliotheque naine pour y chercher des informations.</text:p>
      <text:p text:style-name="P1">Il souhaite découvrir le domaine de l'Araignée.</text:p>
      <text:p text:style-name="P1"/>
      <text:p text:style-name="P1">#Strong sequence </text:p>
      <text:p text:style-name="P1">Attaqués par des Hobgobelins de retour du Siege de Pydemian, alors qu'ils arrivent au village nain rencontrer l'Archimage.</text:p>
      <text:p text:style-name="P1"/>
      <text:p text:style-name="P1">#Scenes potentielles</text:p>
      <text:p text:style-name="P1">- Attaque par Hobgobelin </text:p>
      <text:p text:style-name="P1">- Arrivée au poste Nain.</text:p>
      <text:p text:style-name="P1">- Mission donnée.</text:p>
      <text:p text:style-name="P1">- Voyage dans la foret</text:p>
      <text:p text:style-name="P1">- Decouverte du domaine oublié</text:p>
      <text:p text:style-name="P1">- Visite du domaine </text:p>
      <text:p text:style-name="P1">- Affrontement araignée </text:p>
      <text:p text:style-name="P1">- Decouverte de la Porte et retour.</text:p>
      <text:p text:style-name="P1"/>
      <text:p text:style-name="P1"># Secrets &amp; clues</text:p>
      <text:p text:style-name="P1">&gt; L'Archimage et son Familier Pseudodragon sont en fait un Pseudodragon et son Familier.</text:p>
      <text:p text:style-name="P1">&gt; L'Archimage recherche le Domaine de l'Araignée. Le Venin lui servira à la localiser par rituel.</text:p>
      <text:p text:style-name="P1">&gt; L'Araignée a été libérée par Draky &amp; Namikigama.</text:p>
      <text:p text:style-name="P1">&gt; Le Domaine de l'Araignée cache une Creature Dieu endormie.</text:p>
      <text:p text:style-name="P1">&gt; La créature Dieu a été grievement blessée par les gobelins &amp; co du Dévoreur lors d'une prise de controle.</text:p>
      <text:p text:style-name="P1">&gt; Le Village Nain est a demi-corrompu par les cauchemars de l'Araignée.</text:p>
      <text:p text:style-name="P1"/>
      <text:p text:style-name="P1"># Fantastic locations</text:p>
      <text:p text:style-name="P1">&gt; La foret morte.</text:p>
      <text:p text:style-name="P2">&gt; Le domaine plein de toiles et sa Grande Porte scellée.</text:p>
      <text:p text:style-name="P1">Gobb / HobGob : 7/11pv CA 15 /18 (bouclier). </text:p>
      <text:p text:style-name="P1">Hob :Avantage martial : peut tenter de frapper une cible à coté une fois par tour.</text:p>
      <text:p text:style-name="P1">Gob : Se cacher / desengager en bonus.</text:p>
      <text:p text:style-name="P2">Arme +4 (1d6+2) / Arme +3 (1d8 +1)</text:p>
      <text:p text:style-name="P1">Araignée Geante (G) : 26pv 14 CA <text:s/>Discretion 7 Init 3</text:p>
      <text:p text:style-name="P1">Deplacement sur toile. Pattes d'araignée. Sens de la toile.</text:p>
      <text:p text:style-name="P1">Morsure +5 (1d8+3). JS Cons DD 11 ou 2d8 Poison (½). Si 0 pv, stable mais paralysé pour 1h.</text:p>
      <text:p text:style-name="P1">Toile (Recharge 5-6) : Attaque distance +5. Si touche : Entrave. JS Force DD12 pour se liberer ou attaque (CA 10, pv5, vulnerable feu. Immun contondants, poison &amp; psychiqu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1T13:39:36.68</meta:creation-date>
    <meta:document-statistic meta:table-count="0" meta:image-count="0" meta:object-count="0" meta:page-count="1" meta:paragraph-count="51" meta:word-count="416" meta:character-count="2412"/>
    <dc:date>2024-09-21T13:46:55.01</dc:date>
    <meta:editing-duration>PT7M19S</meta:editing-duration>
    <meta:editing-cycles>1</meta:editing-cycles>
    <meta:generator>OpenOffice/4.1.7$Win32 OpenOffice.org_project/417m1$Build-9800</meta:generator>
  </office:meta>
</office:document-meta>
</file>